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Fonteparág.padrão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margin-bottom="0in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 fo:margin-bottom="0in"/>
    </style:style>
    <style:style style:name="T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text-align="justify" fo:margin-bottom="0in"/>
    </style:style>
    <style:style style:name="T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" style:parent-style-name="Standard" style:family="paragraph">
      <style:paragraph-properties fo:text-align="justify" fo:margin-bottom="0in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paragraph-properties fo:text-align="justify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1" style:family="table-column">
      <style:table-column-properties style:column-width="1.0562in" style:use-optimal-column-width="false"/>
    </style:style>
    <style:style style:name="TableColumn22" style:family="table-column">
      <style:table-column-properties style:column-width="1.0166in" style:use-optimal-column-width="false"/>
    </style:style>
    <style:style style:name="TableColumn23" style:family="table-column">
      <style:table-column-properties style:column-width="0.9611in" style:use-optimal-column-width="false"/>
    </style:style>
    <style:style style:name="TableColumn24" style:family="table-column">
      <style:table-column-properties style:column-width="4.15in" style:use-optimal-column-width="false"/>
    </style:style>
    <style:style style:name="Table20" style:family="table">
      <style:table-properties style:width="7.184in" fo:margin-left="-0.4958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fo:background-color="#FFFFFF" fo:padding-top="0in" fo:padding-left="0.0715in" fo:padding-bottom="0in" fo:padding-right="0.075in"/>
    </style:style>
    <style:style style:name="P27" style:parent-style-name="Standard" style:family="paragraph">
      <style:paragraph-properties fo:text-align="center" fo:margin-bottom="0in"/>
    </style:style>
    <style:style style:name="T2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3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6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3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4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6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8" style:family="table-cell">
      <style:table-cell-properties fo:border="0.0069in solid #00000A" fo:background-color="#FFFFFF" fo:padding-top="0in" fo:padding-left="0.071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fo:background-color="#FFFFFF" fo:padding-top="0in" fo:padding-left="0.071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5" style:family="table-cell">
      <style:table-cell-properties fo:border="0.0069in solid #00000A" fo:background-color="#FFFFFF" fo:padding-top="0in" fo:padding-left="0.071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6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3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5" style:family="table-cell">
      <style:table-cell-properties fo:border-top="none" fo:border-left="0.0069in solid #00000A" fo:border-bottom="none" fo:border-right="0.0069in solid #00000A" fo:background-color="#FFFFFF" fo:padding-top="0in" fo:padding-left="0.0715in" fo:padding-bottom="0in" fo:padding-right="0.075in"/>
    </style:style>
    <style:style style:name="P8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0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2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4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99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03" style:family="table-cell">
      <style:table-cell-properties fo:border-top="none" fo:border-left="0.0069in solid #00000A" fo:border-bottom="0.0069in solid #00000A" fo:border-right="0.0069in solid #00000A" fo:background-color="#FFFFFF" fo:padding-top="0in" fo:padding-left="0.071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RELATÓRIO DE DEFEITOS</text:span></text:p>
      <text:p text:style-name="P3"/>
      <text:p text:style-name="P4"><text:span text:style-name="T5">Rev</text:span><text:span text:style-name="T6">isor ID: Afonso Tessari Data: 31</text:span><text:span text:style-name="T7">/01/15</text:span></text:p>
      <text:p text:style-name="P8"><text:span text:style-name="T9">Página 1 de 1</text:span></text:p>
      <text:p text:style-name="P10"><text:span text:style-name="T11">Nome do documento: HemoSystem (ciclo<text:s/></text:span><text:span text:style-name="T12">3</text:span><text:span text:style-name="T13">)</text:span></text:p>
      <text:p text:style-name="P14"><text:span text:style-name="T15">Início:22</text:span><text:span text:style-name="T16">:10 <text:s text:c="5"/>Término:</text:span><text:span text:style-name="T17">22:</text:span><text:span text:style-name="T18">50</text:span>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4">
            <text:p text:style-name="P27"><text:span text:style-name="T28">Defeitos</text:span>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>
            <text:p text:style-name="P31"><text:span text:style-name="T32">#Defeito</text:span></text:p>
          </table:table-cell>
          <table:table-cell table:style-name="TableCell33">
            <text:p text:style-name="P34"><text:span text:style-name="T35">DS</text:span></text:p>
          </table:table-cell>
          <table:table-cell table:style-name="TableCell36">
            <text:p text:style-name="P37"><text:span text:style-name="T38">Classe</text:span></text:p>
          </table:table-cell>
          <table:table-cell table:style-name="TableCell39">
            <text:p text:style-name="P40"><text:span text:style-name="T41">Descrição</text:span>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Registrar Usuário</text:p>
          </table:table-cell>
          <table:table-cell table:style-name="TableCell47">
            <text:p text:style-name="P48">FI</text:p>
          </table:table-cell>
          <table:table-cell table:style-name="TableCell49">
            <text:p text:style-name="P50">O ator no documento deste caso de uso é o gerente, no diagrama de sequência é usuário.</text:p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Remover Usuário</text:p>
          </table:table-cell>
          <table:table-cell table:style-name="TableCell56">
            <text:p text:style-name="P57">FI</text:p>
          </table:table-cell>
          <table:table-cell table:style-name="TableCell58">
            <text:p text:style-name="P59">O ator no documento deste caso de uso é o gerente, no diagrama de sequência é usuário.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Alterar Usuário</text:p>
          </table:table-cell>
          <table:table-cell table:style-name="TableCell65">
            <text:p text:style-name="P66">FI</text:p>
          </table:table-cell>
          <table:table-cell table:style-name="TableCell67">
            <text:p text:style-name="P68">O ator no documento deste caso de uso é o gerente, no diagrama de sequência é usuário.</text:p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Indicar usuários autorizados</text:p>
          </table:table-cell>
          <table:table-cell table:style-name="TableCell74">
            <text:p text:style-name="P75">FI</text:p>
          </table:table-cell>
          <table:table-cell table:style-name="TableCell76">
            <text:p text:style-name="P77">O ator no documento deste caso de uso é o gerente, no diagrama de sequência é usuário</text:p>
          </table:table-cell>
        </table:table-row>
        <table:table-row table:style-name="TableRow78">
          <table:table-cell table:style-name="TableCell79">
            <text:p text:style-name="P80">5</text:p>
          </table:table-cell>
          <table:table-cell table:style-name="TableCell81">
            <text:p text:style-name="P82">Indicar usuários autorizados</text:p>
          </table:table-cell>
          <table:table-cell table:style-name="TableCell83">
            <text:p text:style-name="P84">O</text:p>
          </table:table-cell>
          <table:table-cell table:style-name="TableCell85">
            <text:p text:style-name="P86">Há necessidade de uma janela na qual exibe uma lista dos usuários que o gerente deseja dar autorização de utilizar o sistema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6</text:p>
          </table:table-cell>
          <table:table-cell table:style-name="TableCell99">
            <text:p text:style-name="P100">Visualizar histórico de doador</text:p>
          </table:table-cell>
          <table:table-cell table:style-name="TableCell101">
            <text:p text:style-name="P102">FI</text:p>
          </table:table-cell>
          <table:table-cell table:style-name="TableCell103">
            <text:p text:style-name="P104">O ator no documento deste caso de uso é o gerente, no diagrama de sequência é usuário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 tuma</meta:initial-creator>
    <dc:creator>Afonso</dc:creator>
    <meta:creation-date>2015-01-18T22:32:00Z</meta:creation-date>
    <dc:date>2015-02-01T23:48:00Z</dc:date>
    <meta:template xlink:href="Normal" xlink:type="simple"/>
    <meta:editing-cycles>1</meta:editing-cycles>
    <meta:editing-duration>PT30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5" meta:character-count="931" meta:row-count="6" meta:non-whitespace-character-count="787"/>
  </office:meta>
</office:document-meta>
</file>